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T18" style:parent-style-name="instrukce" style:family="text">
      <style:text-properties fo:color="#000000"/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P22" style:parent-style-name="Nadpis1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1/2019<text:bookmark-end text:name="Text14"/></text:p>
            <text:p text:style-name="Normální">KVOP-35740/2019<text:bookmark-end text:name="Text2"/></text:p>
            <text:p text:style-name="Normální"><text:bookmark-start text:name="Text6"/>06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R. N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/text:h>
      <text:p text:style-name="Základnítext">Vážený pane N.,</text:p>
      <text:p text:style-name="Základnítext">dne 6. 8. 2019 byla<text:s/>do Kanceláře veřejného ochránce práv doručena Vaše žádost podle zákona č. 106/1999 Sb., o svobodném přístupu k informacím, ve znění pozdějších předpisů, kterou žádáte o zaslání nového sborníku stanovisek veřejného ochránce práv – Vězeňství II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 pozdravem</text:p>
      <text:p text:style-name="P17"/>
      <text:p text:style-name="podpis">Mgr. Petra Zdražilová</text:p>
      <text:p text:style-name="podpis">vedoucí právního odboru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<text:span text:style-name="T18">Příloha</text:span></text:p>
      <text:p text:style-name="P19"><text:span text:style-name="T20">Sborník stanovisek<text:s/></text:span><text:span text:style-name="T21">veřejného ochránce práv – vězeňství II (2019)</text:span></text:p>
      <text:h text:style-name="P2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PC2J*</text:span></text:p>
        <text:p text:style-name="P12"><text:span text:style-name="T13">KVOPX009PC2J</text:span>KVOPX009PC2J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2T09:45:00Z</meta:creation-date>
    <dc:date>2019-09-03T08:34:00Z</dc:date>
    <meta:print-date>2019-08-06T13:12:00Z</meta:print-date>
    <meta:template xlink:href="KVOP_dopis%20vedoucího" xlink:type="simple"/>
    <meta:editing-cycles>6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06" meta:character-count="734" meta:row-count="5" meta:non-whitespace-character-count="629"/>
  </office:meta>
</office:document-meta>
</file>